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X</mi>
            </mrow>
            <mrow>
              <mi>β</mi>
              <mo stretchy="false">+</mo>
              <mi>Z</mi>
            </mrow>
            <mrow>
              <mrow>
                <mo fence="true" stretchy="true">[</mo>
                <mrow>
                  <mtable>
                    <mtr>
                      <mtd>
                        <msub>
                          <mi>a</mi>
                          <mn>1</mn>
                        </msub>
                      </mtd>
                    </mtr>
                    <mtr>
                      <mtd>
                        <msub>
                          <mi>a</mi>
                          <mn>2</mn>
                        </msub>
                      </mtd>
                    </mtr>
                    <mtr>
                      <mtd>
                        <msub>
                          <mi>a</mi>
                          <mn>3</mn>
                        </msub>
                      </mtd>
                    </mtr>
                    <mtr>
                      <mtd>
                        <msub>
                          <mi>a</mi>
                          <mn>4</mn>
                        </msub>
                      </mtd>
                    </mtr>
                    <mtr>
                      <mtd>
                        <msub>
                          <mi>a</mi>
                          <mn>5</mn>
                        </msub>
                      </mtd>
                    </mtr>
                  </mtable>
                </mrow>
                <mo fence="true" stretchy="true">]</mo>
              </mrow>
              <mo stretchy="false">+</mo>
              <mi>e</mi>
            </mrow>
          </mrow>
        </mtd>
      </mtr>
      <mtr>
        <mtd>
          <mrow/>
        </mtd>
      </mtr>
      <mtr>
        <mtd>
          <mrow>
            <mo fence="true" stretchy="true">[</mo>
            <mrow>
              <mrow>
                <msub>
                  <mi>a</mi>
                  <mn>1</mn>
                </msub>
                <msub>
                  <mi>a</mi>
                  <mn>2</mn>
                </msub>
                <msub>
                  <mi>a</mi>
                  <mn>3</mn>
                </msub>
                <msub>
                  <mi>a</mi>
                  <mn>4</mn>
                </msub>
                <msub>
                  <mi>a</mi>
                  <mn>5</mn>
                </msub>
              </mrow>
            </mrow>
            <mo fence="true" stretchy="true">]</mo>
          </mrow>
        </mtd>
      </mtr>
    </mtable>
    <annotation encoding="StarMath 5.0">y = X %beta  + Z left [ stack{a_1 # a_2 # a_3 # a_4 # a_5}  right ] + e

newline 
newline
 
left [ a_1 a_2 a_3 a_4 a_5 right ]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1:21:19.829624403</meta:creation-date>
    <dc:date>2018-11-01T11:40:27.670689407</dc:date>
    <meta:editing-duration>PT7M53S</meta:editing-duration>
    <meta:editing-cycles>2</meta:editing-cycles>
    <meta:generator>LibreOffice/6.1.0.3$MacOSX_X86_64 LibreOffice_project/efb621ed25068d70781dc026f7e9c5187a4decd1</meta:generator>
  </office:meta>
</office:document-meta>
</file>